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6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35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7.51mm"/>
    </style:style>
    <style:style style:name="co7" style:family="table-column">
      <style:table-column-properties fo:break-before="auto" style:column-width="90.58mm"/>
    </style:style>
    <style:style style:name="co8" style:family="table-column">
      <style:table-column-properties fo:break-before="auto" style:column-width="22.98mm"/>
    </style:style>
    <style:style style:name="co9" style:family="table-column">
      <style:table-column-properties fo:break-before="auto" style:column-width="43.66mm"/>
    </style:style>
    <style:style style:name="co10" style:family="table-column">
      <style:table-column-properties fo:break-before="auto" style:column-width="35.77mm"/>
    </style:style>
    <style:style style:name="co11" style:family="table-column">
      <style:table-column-properties fo:break-before="auto" style:column-width="30.53mm"/>
    </style:style>
    <style:style style:name="co12" style:family="table-column">
      <style:table-column-properties fo:break-before="auto" style:column-width="39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1stMerge-MergeDevice5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4_1stMerge</text:p>
          </table:table-cell>
          <table:table-cell office:value-type="string" calcext:value-type="string">
            <text:p>MergeDevice5_1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6/04/2013 11:11:11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6/04/2013 11:11:12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6/04/2013 11:11:1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1stMerge-MergeDevice5_2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MergeDevice4_1stMerge</text:p>
          </table:table-cell>
          <table:table-cell table:style-name="Default" office:value-type="string" calcext:value-type="string">
            <text:p>MergeDevice5_2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ignore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ignore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ignore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ignore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2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ignore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3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ignore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4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ignore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ignore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6</text:p>
          </table:table-cell>
        </table:table-row>
      </table:table>
      <table:table table:name="1stMerge-MergeDevice5_3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MergeDevice4_1stMerge</text:p>
          </table:table-cell>
          <table:table-cell table:style-name="Default" office:value-type="string" calcext:value-type="string">
            <text:p>MergeDevice5_3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26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ignore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27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28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29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5/05/2013 19:27:24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0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ignore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5/05/2013 19:27:25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ignore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5/05/2013 19:27:26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2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ignore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5/05/2013 19:27:27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3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ignore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4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ignore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PlayCou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5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ignore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6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ignore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7</text:p>
          </table:table-cell>
        </table:table-row>
      </table:table>
      <table:table table:name="1stMerge-MergeDevice5_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4_1stMerge</text:p>
          </table:table-cell>
          <table:table-cell office:value-type="string" calcext:value-type="string">
            <text:p>MergeDevice5_4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1stMerge-MergeDevice5_5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4_1stMerge</text:p>
          </table:table-cell>
          <table:table-cell office:value-type="string" calcext:value-type="string">
            <text:p>MergeDevice5_5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1stMerge-MergeDevice5_JaMuz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4_1stMerge</text:p>
          </table:table-cell>
          <table:table-cell office:value-type="string" calcext:value-type="string">
            <text:p>MergeDevice5_JaMuz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7/05/2015 17:53:5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7/05/2015 17:53:5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7/05/2015 17:53:53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3:35:59.351590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4T23:39:36.157137586</dc:date>
    <dc:creator>Raphael </dc:creator>
    <meta:editing-duration>PT29M28S</meta:editing-duration>
    <meta:editing-cycles>9</meta:editing-cycles>
    <meta:generator>LibreOffice/6.0.6.2$Linux_X86_64 LibreOffice_project/00m0$Build-2</meta:generator>
    <meta:document-statistic meta:table-count="6" meta:cell-count="472" meta:object-count="0"/>
  </office:meta>
</office:document-meta>
</file>